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ack" svg:font-family="Hack"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paragraph-properties fo:text-align="end" style:justify-single-word="false"/>
      <style:text-properties officeooo:rsid="001e42d5" officeooo:paragraph-rsid="001e42d5"/>
    </style:style>
    <style:style style:name="P2" style:family="paragraph" style:parent-style-name="Standard">
      <style:text-properties style:font-name="DejaVu Sans" officeooo:rsid="001e42d5" officeooo:paragraph-rsid="001e42d5"/>
    </style:style>
    <style:style style:name="P3" style:family="paragraph" style:parent-style-name="Standard">
      <style:text-properties style:font-name="DejaVu Sans" officeooo:paragraph-rsid="001ff61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text-position="0% 100%" fo:font-style="normal" officeooo:rsid="001e42d5" style:font-style-asian="normal" style:font-style-complex="normal"/>
    </style:style>
    <style:style style:name="T5" style:family="text">
      <style:text-properties style:text-position="0% 100%" fo:font-style="normal" officeooo:rsid="001ff610" style:font-style-asian="normal" style:font-style-complex="normal"/>
    </style:style>
    <style:style style:name="T6" style:family="text">
      <style:text-properties style:text-position="0% 100%" fo:font-style="normal" officeooo:rsid="0020e9fb" style:font-style-asian="normal" style:font-style-complex="normal"/>
    </style:style>
    <style:style style:name="T7" style:family="text">
      <style:text-properties style:text-position="0% 100%" fo:font-style="normal" officeooo:rsid="0021ef64" style:font-style-asian="normal" style:font-style-complex="normal"/>
    </style:style>
    <style:style style:name="T8" style:family="text">
      <style:text-properties style:text-position="0% 100%" fo:font-style="normal" officeooo:rsid="00230158" style:font-style-asian="normal" style:font-style-complex="normal"/>
    </style:style>
    <style:style style:name="T9" style:family="text">
      <style:text-properties style:text-position="0% 100%" fo:font-style="normal" officeooo:rsid="0023df12" style:font-style-asian="normal" style:font-style-complex="normal"/>
    </style:style>
    <style:style style:name="T10" style:family="text">
      <style:text-properties style:text-position="0% 100%" fo:font-style="normal" officeooo:rsid="002487a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tab/>The play <text:span text:style-name="T1">Macbeth</text:span><text:span text:style-name="T2">, written in the early 17</text:span><text:span text:style-name="T3">th </text:span><text:span text:style-name="T4">century by Willian Shakespeare, chronicles the rise and fall of the play’s namesake, who </text:span><text:span text:style-name="T5">assassinates </text:span><text:span text:style-name="T4">the king of Scotland </text:span><text:span text:style-name="T5">from his position as a nobleman </text:span></text:p>
      <text:p text:style-name="P3"><text:span text:style-name="T4">and claims the throne for his own. </text:span><text:span text:style-name="T5">Through a series of events, he falls from honor and is eventually slain in battle by Macduff, </text:span><text:span text:style-name="T6">fulfilling a previously set prophecy. Overall, Macbeth begins as a </text:span><text:span text:style-name="T7">noble figure, then is shunned and reviled as a direct result of his actions, ambition, and hubris. At the end of the play, after his entire downfall, he confronts his situation and accepts it before his death, lending catharsis. Overall, because of these aspects, Macbeth is a perfect example of the classical Greek and Shakespearien tragic hero.</text:span></text:p>
      <text:p text:style-name="P3"><text:span text:style-name="T7"><text:tab/></text:span><text:span text:style-name="T8">First, it would help to define what a tragic hero is, exactly. Aristotle defined </text:span><text:span text:style-name="T9">a tragic hero as one that evokes a feeling of pity or fear from the audience, specifing that the focus should be the downfall of the hero’s fortune as opposed to their prosperity. As well, the downfall must be brought upon “not through vice or depravity but by some error of judgement.” </text:span><text:span text:style-name="T10">(Aristotle) Additionally, the hero must be virtuous yet not intriniscally good, i.e. subject to the weaknesses of human reasoning, which is the central aspect driving most stories involving a tragic hero — the hero makes a decision under a lapse of judgement then comes to realize the error of their ways.</text:span></text:p>
      <text:p text:style-name="P3"><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Hack" svg:font-family="Hack" style:font-pitch="fixed"/>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42d5" officeooo:paragraph-rsid="001e42d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olomon Greenberg</text:p>
        <text:p text:style-name="MP1">2016/02/29</text:p>
        <text:p text:style-name="MP1">Period 5</text:p>
        <text:p text:style-name="MP1">Mr. Hottm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21:19:55.658690264</meta:creation-date>
    <dc:date>2016-02-29T22:26:20.728783426</dc:date>
    <meta:editing-duration>PT3M54S</meta:editing-duration>
    <meta:editing-cycles>1</meta:editing-cycles>
    <meta:document-statistic meta:table-count="0" meta:image-count="0" meta:object-count="0" meta:page-count="1" meta:paragraph-count="7" meta:word-count="247" meta:character-count="1462" meta:non-whitespace-character-count="1218"/>
    <meta:generator>LibreOffice/5.1.0.3$Linux_X86_64 LibreOffice_project/10m0$Build-3</meta:generator>
  </office:meta>
</office:document-meta>
</file>